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D6CE811578DB91A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48cm" fo:min-width="1.198cm"/>
    </style:style>
    <style:style style:name="gr2" style:family="graphic" style:parent-style-name="standard" style:list-style-name="L2">
      <style:graphic-properties draw:textarea-horizontal-align="justify" draw:textarea-vertical-align="middle" draw:auto-grow-height="false" fo:min-height="1.448cm" fo:min-width="1.1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8.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5.675cm"/>
    </style:style>
    <style:style style:name="gr5" style:family="graphic" style:parent-style-name="objectwithoutfill">
      <style:graphic-properties svg:stroke-color="#3465a4" draw:marker-end="Arrow" draw:marker-end-width="0.3cm" draw:fill="none" draw:fill-color="#729fcf" draw:textarea-vertical-align="middle"/>
    </style:style>
    <style:style style:name="gr6" style:family="graphic" style:parent-style-name="objectwithoutfill">
      <style:graphic-properties draw:stroke="dash" draw:stroke-dash="Fine_20_Dashed" svg:stroke-color="#3465a4" draw:fill="none" draw:fill-color="#729fcf" draw:textarea-vertical-align="middle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>
      <style:graphic-properties draw:stroke="none" draw:fill="none" fo:min-height="1.578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fffffe" draw:textarea-horizontal-align="justify" draw:textarea-vertical-align="middle" draw:auto-grow-height="false" fo:min-height="10.401cm" fo:min-width="12.9cm"/>
    </style:style>
    <style:style style:name="gr11" style:family="graphic" style:parent-style-name="standard">
      <style:graphic-properties svg:stroke-color="#3465a4" draw:textarea-horizontal-align="justify" draw:textarea-vertical-align="middle" draw:auto-grow-height="false" fo:min-height="1.448cm" fo:min-width="1.198cm"/>
    </style:style>
    <style:style style:name="gr12" style:family="graphic" style:parent-style-name="standard" style:list-style-name="L2">
      <style:graphic-properties svg:stroke-color="#3465a4" draw:textarea-horizontal-align="justify" draw:textarea-vertical-align="middle" draw:auto-grow-height="false" fo:min-height="1.448cm" fo:min-width="1.198cm"/>
    </style:style>
    <style:style style:name="gr13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0.955cm" fo:min-width="4.409cm"/>
    </style:style>
    <style:style style:name="gr14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0.955cm" fo:min-width="4.803cm"/>
    </style:style>
    <style:style style:name="gr15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3465a4" draw:fill="none" draw:fill-color="#fffffe" draw:auto-grow-height="true" draw:auto-grow-width="false" fo:max-height="0cm" fo:min-height="0.411cm"/>
    </style:style>
    <style:style style:name="gr17" style:family="graphic" style:parent-style-name="standard">
      <style:graphic-properties draw:fill-color="#fffffe" draw:textarea-horizontal-align="justify" draw:textarea-vertical-align="middle" draw:auto-grow-height="false" fo:min-height="11.1cm" fo:min-width="12.9cm"/>
    </style:style>
    <style:style style:name="gr18" style:family="graphic" style:parent-style-name="standard" style:list-style-name="L2">
      <style:graphic-properties svg:stroke-color="#3465a4" draw:textarea-horizontal-align="justify" draw:textarea-vertical-align="middle" draw:auto-grow-height="false" fo:min-height="1.448cm" fo:min-width="1.198cm"/>
    </style:style>
    <style:style style:name="gr19" style:family="graphic" style:parent-style-name="standard" style:list-style-name="L2">
      <style:graphic-properties draw:stroke="none" svg:stroke-color="#3465a4" draw:fill="none" draw:fill-color="#ffffff" draw:textarea-horizontal-align="left" draw:auto-grow-height="true" draw:auto-grow-width="true" fo:min-height="0.955cm" fo:min-width="4.409cm"/>
    </style:style>
    <style:style style:name="gr20" style:family="graphic" style:parent-style-name="standard">
      <style:graphic-properties draw:stroke="none" svg:stroke-color="#3465a4" draw:fill="none" draw:fill-color="#fffffe" draw:auto-grow-height="true" draw:auto-grow-width="false" fo:max-height="0cm" fo:min-height="0.712cm"/>
    </style:style>
    <style:style style:name="gr21" style:family="graphic" style:parent-style-name="standard">
      <style:graphic-properties svg:stroke-color="#3465a4" draw:textarea-horizontal-align="justify" draw:textarea-vertical-align="middle" draw:auto-grow-height="false" fo:min-height="0.953cm" fo:min-width="0.632cm"/>
    </style:style>
    <style:style style:name="gr22" style:family="graphic" style:parent-style-name="standard" style:list-style-name="L2">
      <style:graphic-properties svg:stroke-color="#3465a4" draw:textarea-horizontal-align="justify" draw:textarea-vertical-align="middle" draw:auto-grow-height="false" fo:min-height="1.024cm" fo:min-width="0.702cm"/>
    </style:style>
    <style:style style:name="gr23" style:family="graphic" style:parent-style-name="standard" style:list-style-name="L2">
      <style:graphic-properties svg:stroke-color="#3465a4" draw:textarea-horizontal-align="justify" draw:textarea-vertical-align="middle" draw:auto-grow-height="false" fo:min-height="1.024cm" fo:min-width="0.702cm"/>
    </style:style>
    <style:style style:name="gr24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0.449cm" fo:min-width="1.856cm"/>
    </style:style>
    <style:style style:name="gr25" style:family="graphic" style:parent-style-name="objectwithoutfill">
      <style:graphic-properties svg:stroke-color="#3465a4" draw:marker-end="Arrow" draw:marker-end-width="0.3cm" draw:fill="none" draw:textarea-vertical-align="top" fo:padding-top="0cm" fo:padding-bottom="0cm" fo:padding-left="0cm" fo:padding-right="0cm"/>
    </style:style>
    <style:style style:name="gr26" style:family="graphic" style:parent-style-name="standard">
      <style:graphic-properties draw:stroke="none" svg:stroke-color="#3465a4" draw:fill="none" draw:fill-color="#fffffe" draw:auto-grow-height="true" draw:auto-grow-width="false" fo:max-height="0cm" fo:min-height="0.711cm"/>
    </style:style>
    <style:style style:name="gr27" style:family="graphic" style:parent-style-name="standard" style:list-style-name="L2">
      <style:graphic-properties svg:stroke-color="#3465a4" draw:textarea-horizontal-align="justify" draw:textarea-vertical-align="middle" draw:auto-grow-height="false" fo:min-height="1.024cm" fo:min-width="0.702cm"/>
    </style:style>
    <style:style style:name="gr28" style:family="graphic" style:parent-style-name="standard" style:list-style-name="L2">
      <style:graphic-properties svg:stroke-color="#3465a4" draw:textarea-horizontal-align="justify" draw:textarea-vertical-align="middle" draw:auto-grow-height="false" fo:min-height="1.024cm" fo:min-width="0.702cm"/>
    </style:style>
    <style:style style:name="gr29" style:family="graphic" style:parent-style-name="standard" style:list-style-name="L2">
      <style:graphic-properties svg:stroke-color="#3465a4" draw:textarea-horizontal-align="justify" draw:textarea-vertical-align="middle" draw:auto-grow-height="false" fo:min-height="1.024cm" fo:min-width="0.702cm"/>
    </style:style>
    <style:style style:name="gr30" style:family="graphic" style:parent-style-name="standard" style:list-style-name="L2">
      <style:graphic-properties svg:stroke-color="#3465a4" draw:textarea-horizontal-align="justify" draw:textarea-vertical-align="middle" draw:auto-grow-height="false" fo:min-height="1.024cm" fo:min-width="0.702cm"/>
    </style:style>
    <style:style style:name="gr31" style:family="graphic" style:parent-style-name="standard" style:list-style-name="L2">
      <style:graphic-properties svg:stroke-color="#3465a4" draw:textarea-horizontal-align="justify" draw:textarea-vertical-align="middle" draw:auto-grow-height="false" fo:min-height="1.024cm" fo:min-width="0.702cm"/>
    </style:style>
    <style:style style:name="gr32" style:family="graphic" style:parent-style-name="standard" style:list-style-name="L2">
      <style:graphic-properties svg:stroke-color="#3465a4" draw:textarea-horizontal-align="justify" draw:textarea-vertical-align="middle" draw:auto-grow-height="false" fo:min-height="1.448cm" fo:min-width="1.198cm"/>
    </style:style>
    <style:style style:name="gr33" style:family="graphic" style:parent-style-name="standard" style:list-style-name="L2">
      <style:graphic-properties draw:stroke="none" svg:stroke-color="#3465a4" draw:fill="none" draw:fill-color="#ffffff" draw:textarea-horizontal-align="left" draw:auto-grow-height="true" draw:auto-grow-width="true" fo:min-height="0.955cm" fo:min-width="4.409cm"/>
    </style:style>
    <style:style style:name="gr34" style:family="graphic" style:parent-style-name="standard" style:list-style-name="L2">
      <style:graphic-properties draw:stroke="none" svg:stroke-color="#3465a4" draw:fill="none" draw:fill-color="#ffffff" draw:textarea-horizontal-align="left" draw:auto-grow-height="true" draw:auto-grow-width="true" fo:min-height="0.955cm" fo:min-width="4.409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813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/>
      <style:text-properties fo:font-size="18pt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style:paragraph-properties fo:text-align="end"/>
      <style:text-properties fo:font-size="6pt" style:font-size-asian="24pt" style:font-size-complex="24pt"/>
    </style:style>
    <style:style style:name="P9" style:family="paragraph">
      <loext:graphic-properties draw:fill="none"/>
      <style:paragraph-properties fo:text-align="end"/>
      <style:text-properties fo:font-size="6pt" style:font-size-asian="24pt" style:font-size-complex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0pt" style:font-size-asian="18pt" style:font-size-complex="18pt"/>
    </style:style>
    <style:style style:name="P14" style:family="paragraph">
      <style:paragraph-properties fo:text-align="center"/>
      <style:text-properties fo:font-size="10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e"/>
    </style:style>
    <style:style style:name="P20" style:family="paragraph">
      <loext:graphic-properties draw:fill-color="#ffffff"/>
    </style:style>
    <style:style style:name="P21" style:family="paragraph">
      <style:paragraph-properties fo:text-align="center"/>
      <style:text-properties fo:font-size="7pt"/>
    </style:style>
    <style:style style:name="P22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4" style:family="paragraph">
      <loext:graphic-properties draw:fill="none" draw:fill-color="#fffffe"/>
      <style:text-properties fo:font-size="18pt"/>
    </style:style>
    <style:style style:name="P25" style:family="paragraph">
      <style:paragraph-properties fo:margin-left="0cm" fo:margin-right="0cm" fo:text-align="center" fo:text-indent="0cm"/>
      <style:text-properties style:font-name="Arial" fo:font-size="7pt" style:letter-kerning="true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7pt" style:letter-kerning="true" style:font-size-asian="24pt" style:font-size-complex="24pt"/>
    </style:style>
    <style:style style:name="P27" style:family="paragraph">
      <loext:graphic-properties draw:fill="none"/>
      <style:paragraph-properties fo:text-align="center"/>
      <style:text-properties fo:font-size="7pt" style:font-size-asian="10pt" style:font-size-complex="10pt"/>
    </style:style>
    <style:style style:name="T1" style:family="text">
      <style:text-properties fo:font-size="10pt" fo:font-weight="bold" style:font-size-asian="18pt" style:font-weight-asian="bold" style:font-size-complex="18pt" style:font-weight-complex="bold"/>
    </style:style>
    <style:style style:name="T2" style:family="text">
      <style:text-properties fo:font-size="10pt" style:font-size-asian="10.5pt" style:font-size-complex="10.5pt"/>
    </style:style>
    <style:style style:name="T3" style:family="text">
      <style:text-properties fo:font-size="8pt" style:font-size-asian="10.5pt" style:font-size-complex="10.5pt"/>
    </style:style>
    <style:style style:name="T4" style:family="text">
      <style:text-properties fo:font-size="7pt" style:font-size-asian="10pt" style:font-size-complex="10pt"/>
    </style:style>
    <style:style style:name="T5" style:family="text">
      <style:text-properties fo:font-size="6pt" style:font-size-asian="24pt" style:font-size-complex="24pt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fo:font-size="10pt" style:font-size-asian="16pt" style:font-size-complex="16pt"/>
    </style:style>
    <style:style style:name="T8" style:family="text">
      <style:text-properties fo:font-size="32pt" style:font-size-asian="22pt" style:font-size-complex="22pt"/>
    </style:style>
    <style:style style:name="T9" style:family="text">
      <style:text-properties fo:font-size="7pt" style:font-size-asian="16pt" style:font-size-complex="16pt"/>
    </style:style>
    <style:style style:name="T10" style:family="text">
      <style:text-properties fo:font-size="7pt" style:font-size-asian="24pt" style:font-size-complex="24pt"/>
    </style:style>
    <style:style style:name="T11" style:family="text">
      <style:text-properties style:font-name="Arial" fo:font-size="7pt" style:letter-kerning="true" style:font-size-asian="18pt" style:font-size-complex="18pt"/>
    </style:style>
    <style:style style:name="T12" style:family="text">
      <style:text-properties style:font-name="Arial" fo:font-size="7pt" style:letter-kerning="tru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gistro del Aspirante</text:p>
          </draw:text-box>
        </draw:frame>
        <draw:custom-shape draw:style-name="gr1" draw:text-style-name="P1" draw:layer="layout" svg:width="2.4cm" svg:height="2.4cm" svg:x="6.2cm" svg:y="7.7cm">
          <text:p text:style-name="P1"><text:span text:style-name="T1">Estudiante</text:span></text:p>
          <text:p text:style-name="P1"><text:span text:style-name="T2">Datos</text:span></text:p>
          <text:p text:style-name="P1"><text:span text:style-name="T2"><text:s/></text:span><text:span text:style-name="T2">Personales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4cm" svg:height="2.4cm" svg:x="10.5cm" svg:y="6.5cm">
          <text:p text:style-name="P1"><text:span text:style-name="T3">Postgrado </text:span></text:p>
          <text:p text:style-name="P1"><text:span text:style-name="T3">y/o </text:span></text:p>
          <text:p text:style-name="P1"><text:span text:style-name="T3">Especializ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4cm" svg:x="10.5cm" svg:y="9.1cm">
          <text:p text:style-name="P2"><text:span text:style-name="T4">Curso </text:span></text:p>
          <text:p text:style-name="P2"><text:span text:style-name="T4">Perfeccionamiento</text:span></text:p>
          <text:p text:style-name="P2"><text:span text:style-name="T4">Profesion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9.35cm" svg:height="1.523cm" svg:x="13.7cm" svg:y="6.9cm">
          <draw:text-box>
            <text:p text:style-name="P3"><text:span text:style-name="T3">Registrar </text:span><text:span text:style-name="T3">Postgrado y/o </text:span><text:span text:style-name="T3">Especialización </text:span><text:span text:style-name="T3">a cursar</text:span></text:p>
            <text:p text:style-name="P3"><text:span text:style-name="T3">Registrar pago</text:span></text:p>
            <text:p text:style-name="P3"><text:span text:style-name="T3">Registrar </text:span><text:span text:style-name="T3">Requisitos</text:span></text:p>
            <text:p text:style-name="P3"><text:span text:style-name="T3">Descargar </text:span><text:span text:style-name="T3">Planilla de </text:span><text:span text:style-name="T3">preinscripción </text:span><text:span text:style-name="T3">por Postgrado y/</text:span><text:span text:style-name="T3">o especialización</text:span></text:p>
          </draw:text-box>
        </draw:frame>
        <draw:frame draw:style-name="gr4" draw:text-style-name="P4" draw:layer="layout" svg:width="6.175cm" svg:height="1.523cm" svg:x="13.797cm" svg:y="9.695cm">
          <draw:text-box>
            <text:p text:style-name="P3"><text:span text:style-name="T3">Registrar CPP</text:span></text:p>
            <text:p text:style-name="P3"><text:span text:style-name="T3">Registrar pago</text:span></text:p>
            <text:p text:style-name="P3"><text:span text:style-name="T3">Registrar </text:span><text:span text:style-name="T3">Requisitos</text:span></text:p>
            <text:p text:style-name="P3"><text:span text:style-name="T3">Descargar </text:span><text:span text:style-name="T3">Planilla de </text:span><text:span text:style-name="T3">preinscripción </text:span><text:span text:style-name="T3">por CPP</text:span></text:p>
          </draw:text-box>
        </draw:frame>
        <draw:line draw:style-name="gr5" draw:text-style-name="P5" draw:layer="layout" svg:x1="8.2cm" svg:y1="7.9cm" svg:x2="10.5cm" svg:y2="7.5cm">
          <text:p/>
        </draw:line>
        <draw:line draw:style-name="gr5" draw:text-style-name="P5" draw:layer="layout" svg:x1="8cm" svg:y1="9.9cm" svg:x2="10.5cm" svg:y2="10.7cm">
          <text:p/>
        </draw:line>
        <draw:line draw:style-name="gr6" draw:text-style-name="P5" draw:layer="layout" svg:x1="13.6cm" svg:y1="4.503cm" svg:x2="13.8cm" svg:y2="15.302cm">
          <text:p/>
        </draw:line>
        <draw:frame draw:style-name="gr7" draw:text-style-name="P7" draw:layer="layout" svg:width="9cm" svg:height="1.673cm" svg:x="9.1cm" svg:y="3.837cm">
          <draw:text-box>
            <text:p text:style-name="P6">Proceso de Pre-Inscripciones</text:p>
          </draw:text-box>
        </draw:frame>
        <draw:frame draw:style-name="gr8" draw:text-style-name="P9" draw:layer="layout" svg:width="4.845cm" svg:height="1.828cm" svg:x="23.001cm" svg:y="13.772cm">
          <draw:text-box>
            <text:p text:style-name="P8"><text:span text:style-name="T5">Junio 2022</text:span></text:p>
            <text:p text:style-name="P8"><text:span text:style-name="T5">Elaborado por: YCA</text:span></text:p>
            <text:p text:style-name="P8"><text:span text:style-name="T5">ENFMP</text:span></text:p>
            <text:p text:style-name="P8"><text:span text:style-name="T5">Coordinación de </text:span><text:span text:style-name="T5">Tecnología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7cm" svg:height="9.56cm" svg:x="2cm" svg:y="2.5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3" draw:layer="layout" svg:width="19.5cm" svg:height="2.813cm" svg:x="1.4cm" svg:y="0.494cm" presentation:class="title" presentation:user-transformed="true">
          <draw:text-box>
            <text:p>Registro del Estudiante (Regular , Nuevo Ingreso)</text:p>
          </draw:text-box>
        </draw:frame>
        <draw:custom-shape draw:style-name="gr10" draw:text-style-name="P11" draw:layer="layout" svg:width="13.4cm" svg:height="10.651cm" svg:x="6.8cm" svg:y="4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2.4cm" svg:x="8.1cm" svg:y="8.001cm">
          <text:p text:style-name="P12"><text:span text:style-name="T1">Estudiante</text:span></text:p>
          <text:p text:style-name="P12"><text:span text:style-name="T2">Datos </text:span></text:p>
          <text:p text:style-name="P12"><text:span text:style-name="T2">Personales,</text:span></text:p>
          <text:p text:style-name="P12"><text:span text:style-name="T2">Requisitos</text:span></text:p>
          <text:p text:style-name="P12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2.4cm" svg:height="2.4cm" svg:x="11.9cm" svg:y="4.801cm">
          <text:p text:style-name="P12"><text:span text:style-name="T3">Postgrado </text:span></text:p>
          <text:p text:style-name="P12"><text:span text:style-name="T3">y/o </text:span></text:p>
          <text:p text:style-name="P12"><text:span text:style-name="T3">Especializ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2.4cm" svg:height="2.4cm" svg:x="11.9cm" svg:y="12.601cm">
          <text:p text:style-name="P13"><text:span text:style-name="T6">Maestrí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2.4cm" svg:height="2.4cm" svg:x="11.9cm" svg:y="10.001cm">
          <text:p text:style-name="P14"><text:span text:style-name="T7">Curs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2.4cm" svg:height="2.4cm" svg:x="11.9cm" svg:y="7.401cm">
          <text:p text:style-name="P15"><text:span text:style-name="T4">Curso </text:span></text:p>
          <text:p text:style-name="P15"><text:span text:style-name="T4">Perfeccionamiento</text:span></text:p>
          <text:p text:style-name="P15"><text:span text:style-name="T4">Profesion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5.104cm" svg:height="1.841cm" svg:x="14.7cm" svg:y="5.201cm">
          <draw:text-box>
            <text:p text:style-name="P16"><text:span text:style-name="T3">Registrar </text:span><text:span text:style-name="T3">Unidades </text:span><text:span text:style-name="T3">Curriculares</text:span></text:p>
            <text:p text:style-name="P16"><text:span text:style-name="T3">Registrar pago</text:span></text:p>
            <text:p text:style-name="P16"><text:span text:style-name="T3">Registrar </text:span><text:span text:style-name="T3">Clausula de </text:span><text:span text:style-name="T3">Compromiso</text:span></text:p>
            <text:p text:style-name="P16"><text:span text:style-name="T3">Descargar </text:span><text:span text:style-name="T3">Planilla de </text:span><text:span text:style-name="T3">preinscripción </text:span></text:p>
            <text:p text:style-name="P16"><text:span text:style-name="T3">por Postgrado y/</text:span><text:span text:style-name="T3">o especialización</text:span></text:p>
          </draw:text-box>
        </draw:frame>
        <draw:frame draw:style-name="gr13" draw:text-style-name="P17" draw:layer="layout" svg:width="5.104cm" svg:height="1.841cm" svg:x="14.7cm" svg:y="7.801cm">
          <draw:text-box>
            <text:p text:style-name="P16"><text:span text:style-name="T3">Registrar </text:span><text:span text:style-name="T3">Unidades </text:span><text:span text:style-name="T3">Curriculares</text:span></text:p>
            <text:p text:style-name="P16"><text:span text:style-name="T3">Registrar pago</text:span></text:p>
            <text:p text:style-name="P16"><text:span text:style-name="T3">Registrar </text:span><text:span text:style-name="T3">Clausula de </text:span><text:span text:style-name="T3">Compromiso</text:span></text:p>
            <text:p text:style-name="P16"><text:span text:style-name="T3">Descargar </text:span><text:span text:style-name="T3">Planilla de </text:span><text:span text:style-name="T3">preinscripción </text:span></text:p>
            <text:p text:style-name="P16"><text:span text:style-name="T3">por Postgrado y/</text:span><text:span text:style-name="T3">o especialización</text:span></text:p>
          </draw:text-box>
        </draw:frame>
        <draw:frame draw:style-name="gr14" draw:text-style-name="P17" draw:layer="layout" svg:width="5.303cm" svg:height="1.205cm" svg:x="14.7cm" svg:y="10.496cm">
          <draw:text-box>
            <text:p text:style-name="P16"><text:span text:style-name="T3">Registrar Curso </text:span><text:span text:style-name="T3">(On-line o </text:span><text:span text:style-name="T3">Presencial)</text:span></text:p>
            <text:p text:style-name="P16"><text:span text:style-name="T3">Registrar pago</text:span></text:p>
            <text:p text:style-name="P16"><text:span text:style-name="T3"/></text:p>
          </draw:text-box>
        </draw:frame>
        <draw:frame draw:style-name="gr13" draw:text-style-name="P17" draw:layer="layout" svg:width="5.023cm" svg:height="1.841cm" svg:x="14.5cm" svg:y="12.996cm">
          <draw:text-box>
            <text:p text:style-name="P16"><text:span text:style-name="T3">Registrar </text:span><text:span text:style-name="T3">Maestría</text:span></text:p>
            <text:p text:style-name="P16"><text:span text:style-name="T3">Registrar pago</text:span></text:p>
            <text:p text:style-name="P16"><text:span text:style-name="T3">Registrar </text:span><text:span text:style-name="T3">Clausula de </text:span><text:span text:style-name="T3">Compromiso</text:span></text:p>
            <text:p text:style-name="P16"><text:span text:style-name="T3">Descargar </text:span><text:span text:style-name="T3">Planilla de </text:span><text:span text:style-name="T3">preinscripción</text:span></text:p>
            <text:p text:style-name="P16"><text:span text:style-name="T3">por Postgrado y/</text:span><text:span text:style-name="T3">o especialización</text:span></text:p>
          </draw:text-box>
        </draw:frame>
        <draw:line draw:style-name="gr15" draw:text-style-name="P18" draw:layer="layout" svg:x1="9.7cm" svg:y1="8.001cm" svg:x2="11.9cm" svg:y2="6.401cm">
          <text:p/>
        </draw:line>
        <draw:line draw:style-name="gr15" draw:text-style-name="P18" draw:layer="layout" svg:x1="10.5cm" svg:y1="9.001cm" svg:x2="11.9cm" svg:y2="9.001cm">
          <text:p/>
        </draw:line>
        <draw:line draw:style-name="gr15" draw:text-style-name="P18" draw:layer="layout" svg:x1="9.9cm" svg:y1="10.201cm" svg:x2="12.1cm" svg:y2="11.801cm">
          <text:p/>
        </draw:line>
        <draw:line draw:style-name="gr15" draw:text-style-name="P18" draw:layer="layout" svg:x1="9.1cm" svg:y1="10.401cm" svg:x2="11.9cm" svg:y2="13.801cm">
          <text:p/>
        </draw:line>
        <draw:frame draw:style-name="gr16" draw:text-style-name="P19" draw:layer="layout" svg:width="7.9cm" svg:height="0.962cm" svg:x="9.4cm" svg:y="3.739cm">
          <draw:text-box>
            <text:p>Proceso de Inscripciones</text:p>
          </draw:text-box>
        </draw:frame>
        <draw:frame draw:style-name="gr8" draw:text-style-name="P9" draw:layer="layout" svg:width="4.845cm" svg:height="1.828cm" svg:x="23cm" svg:y="13.772cm">
          <draw:text-box>
            <text:p text:style-name="P8"><text:span text:style-name="T5">Junio 2022</text:span></text:p>
            <text:p text:style-name="P8"><text:span text:style-name="T5">Elaborado por: YCA</text:span></text:p>
            <text:p text:style-name="P8"><text:span text:style-name="T5">ENFMP</text:span></text:p>
            <text:p text:style-name="P8"><text:span text:style-name="T5">Coordinación de </text:span><text:span text:style-name="T5">Tecnología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7cm" svg:height="9.56cm" svg:x="2cm" svg:y="2.5cm" draw:page-number="2" presentation:class="page"/>
          <draw:frame presentation:style-name="pr2" draw:text-style-name="P2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custom-shape draw:style-name="gr17" draw:text-style-name="P11" draw:layer="layout" svg:width="13.4cm" svg:height="11.35cm" svg:x="14.1cm" svg:y="4.2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9.5cm" svg:height="2.813cm" svg:x="1.4cm" svg:y="0.494cm" presentation:class="title" presentation:user-transformed="true">
          <draw:text-box>
            <text:p><text:span text:style-name="T8">Solicitud de Trámites del Estudiante </text:span><text:span text:style-name="T8">(Regular , Nuevo Ingreso)</text:span></text:p>
          </draw:text-box>
        </draw:frame>
        <draw:custom-shape draw:style-name="gr17" draw:text-style-name="P11" draw:layer="layout" svg:width="13.4cm" svg:height="11.35cm" svg:x="0.6cm" svg:y="4.2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2.4cm" svg:x="1.9cm" svg:y="8.301cm">
          <text:p text:style-name="P1"><text:span text:style-name="T1">Estudiante</text:span></text:p>
          <text:p text:style-name="P1"><text:span text:style-name="T2">Datos </text:span></text:p>
          <text:p text:style-name="P1"><text:span text:style-name="T2">Persona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4cm" svg:height="2.4cm" svg:x="5.7cm" svg:y="5.101cm">
          <text:p text:style-name="P1"><text:span text:style-name="T3">Retiro Voluntar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2.4cm" svg:height="2.4cm" svg:x="5.7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1" draw:layer="layout" svg:width="2.4cm" svg:height="2.4cm" svg:x="5.7cm" svg:y="10.301cm">
          <text:p text:style-name="P21"><text:span text:style-name="T9">Reincorpor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4cm" svg:height="2.4cm" svg:x="5.7cm" svg:y="7.701cm">
          <text:p text:style-name="P2"><text:span text:style-name="T4">Reconocimiento </text:span><text:span text:style-name="T4">de u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3" draw:layer="layout" svg:width="4.909cm" svg:height="1.205cm" svg:x="8.9cm" svg:y="5.501cm">
          <draw:text-box>
            <text:p text:style-name="P22"><text:span text:style-name="T3">Registrar Solicitud del tramite</text:span></text:p>
            <text:p text:style-name="P22"><text:span text:style-name="T3">Adjuntar Carta Solicitud</text:span></text:p>
            <text:p text:style-name="P3"><text:span text:style-name="T3">Registrar pago</text:span></text:p>
          </draw:text-box>
        </draw:frame>
        <draw:line draw:style-name="gr15" draw:text-style-name="P18" draw:layer="layout" svg:x1="3.5cm" svg:y1="8.301cm" svg:x2="5.7cm" svg:y2="6.701cm">
          <text:p/>
        </draw:line>
        <draw:line draw:style-name="gr15" draw:text-style-name="P18" draw:layer="layout" svg:x1="4.3cm" svg:y1="9.301cm" svg:x2="5.7cm" svg:y2="9.301cm">
          <text:p/>
        </draw:line>
        <draw:line draw:style-name="gr15" draw:text-style-name="P18" draw:layer="layout" svg:x1="3.7cm" svg:y1="10.501cm" svg:x2="5.9cm" svg:y2="12.101cm">
          <text:p/>
        </draw:line>
        <draw:line draw:style-name="gr15" draw:text-style-name="P18" draw:layer="layout" svg:x1="2.9cm" svg:y1="10.701cm" svg:x2="5.7cm" svg:y2="14.101cm">
          <text:p/>
        </draw:line>
        <draw:frame draw:style-name="gr20" draw:text-style-name="P24" draw:layer="layout" svg:width="6.8cm" svg:height="0.962cm" svg:x="4cm" svg:y="3.439cm">
          <draw:text-box>
            <text:p text:style-name="P6">Trámites Académicos</text:p>
          </draw:text-box>
        </draw:frame>
        <draw:custom-shape draw:style-name="gr21" draw:text-style-name="P1" draw:layer="layout" svg:width="1.6cm" svg:height="1.699cm" svg:x="18.6cm" svg:y="4.7cm">
          <text:p text:style-name="P1"><text:span text:style-name="T3">Constancia </text:span></text:p>
          <text:p text:style-name="P1"><text:span text:style-name="T3">de Estud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.7cm" svg:height="1.8cm" svg:x="18.6cm" svg:y="6.6cm">
          <text:p text:style-name="P25"><text:span text:style-name="T10">Certificación </text:span></text:p>
          <text:p text:style-name="P25"><text:span text:style-name="T10">de </text:span></text:p>
          <text:p text:style-name="P25"><text:span text:style-name="T10">Calificacio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6" draw:layer="layout" svg:width="1.7cm" svg:height="1.8cm" svg:x="19.5cm" svg:y="8.7cm">
          <text:p text:style-name="P26"><text:span text:style-name="T10">Récord </text:span></text:p>
          <text:p text:style-name="P26"><text:span text:style-name="T10">Académicos</text:span></text:p>
          <text:p text:style-name="P26"><text:span text:style-name="T10"><text:s/></text:span><text:span text:style-name="T10">de </text:span></text:p>
          <text:p text:style-name="P26"><text:span text:style-name="T10">Calificacion</text:span><text:span text:style-name="T10">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4.21cm" svg:height="0.887cm" svg:x="23.4cm" svg:y="8.8cm">
          <draw:text-box>
            <text:p text:style-name="P3"><text:span text:style-name="T3">Registrar </text:span><text:span text:style-name="T3">Solicitud del </text:span><text:span text:style-name="T3">tramite</text:span></text:p>
            <text:p text:style-name="P3"><text:span text:style-name="T3">Registrar </text:span><text:span text:style-name="T3">pago</text:span></text:p>
          </draw:text-box>
        </draw:frame>
        <draw:line draw:style-name="gr15" draw:text-style-name="P18" draw:layer="layout" svg:x1="17.2cm" svg:y1="8.701cm" svg:x2="18.8cm" svg:y2="6cm">
          <text:p/>
        </draw:line>
        <draw:line draw:style-name="gr15" draw:text-style-name="P18" draw:layer="layout" svg:x1="17.639cm" svg:y1="8.978cm" svg:x2="18.8cm" svg:y2="8cm">
          <text:p/>
        </draw:line>
        <draw:line draw:style-name="gr25" draw:text-style-name="P27" draw:layer="layout" svg:x1="17.4cm" svg:y1="10.901cm" svg:x2="19.6cm" svg:y2="11.8cm">
          <text:p/>
        </draw:line>
        <draw:line draw:style-name="gr15" draw:text-style-name="P18" draw:layer="layout" svg:x1="16.6cm" svg:y1="11.001cm" svg:x2="19.5cm" svg:y2="13.601cm">
          <text:p/>
        </draw:line>
        <draw:frame draw:style-name="gr26" draw:text-style-name="P24" draw:layer="layout" svg:width="7.7cm" svg:height="0.962cm" svg:x="17.9cm" svg:y="3.439cm">
          <draw:text-box>
            <text:p text:style-name="P6">Trámites Administrativos</text:p>
          </draw:text-box>
        </draw:frame>
        <draw:line draw:style-name="gr5" draw:text-style-name="P5" draw:layer="layout" svg:x1="18cm" svg:y1="9.8cm" svg:x2="19.5cm" svg:y2="9.8cm">
          <text:p/>
        </draw:line>
        <draw:custom-shape draw:style-name="gr27" draw:text-style-name="P26" draw:layer="layout" svg:width="1.7cm" svg:height="1.8cm" svg:x="19.6cm" svg:y="11cm">
          <text:p text:style-name="P26"><text:span text:style-name="T10">Certificación </text:span></text:p>
          <text:p text:style-name="P26"><text:span text:style-name="T10">de Títul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6" draw:layer="layout" svg:width="1.7cm" svg:height="1.8cm" svg:x="19cm" svg:y="13.501cm">
          <text:p text:style-name="P26"><text:span text:style-name="T10">Certificación </text:span></text:p>
          <text:p text:style-name="P26"><text:span text:style-name="T10">de Fondo</text:span></text:p>
          <text:p text:style-name="P26"><text:span text:style-name="T10">Neg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6" draw:layer="layout" svg:width="1.7cm" svg:height="1.8cm" svg:x="21.4cm" svg:y="6.4cm">
          <text:p text:style-name="P26"><text:span text:style-name="T10">Certificación </text:span></text:p>
          <text:p text:style-name="P26"><text:span text:style-name="T10">De Acta de </text:span></text:p>
          <text:p text:style-name="P26"><text:span text:style-name="T10">Grad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1.7cm" svg:height="1.8cm" svg:x="21.4cm" svg:y="9.9cm">
          <text:p text:style-name="P26"><text:span text:style-name="T10">Certificación </text:span></text:p>
          <text:p text:style-name="P26"><text:span text:style-name="T11">del programa</text:span></text:p>
          <text:p text:style-name="P26"><text:span text:style-name="T11">sinoptic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1.7cm" svg:height="1.8cm" svg:x="21.6cm" svg:y="13.2cm">
          <text:p text:style-name="P26"><text:span text:style-name="T12">Pensum</text:span></text:p>
          <text:p text:style-name="P26"><text:span text:style-name="T12"><text:s/></text:span><text:span text:style-name="T12">de Estudi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7.8cm" svg:y1="9.2cm" svg:x2="21.6cm" svg:y2="7.8cm">
          <text:p/>
        </draw:line>
        <draw:line draw:style-name="gr5" draw:text-style-name="P5" draw:layer="layout" svg:x1="17.9cm" svg:y1="10.4cm" svg:x2="21.4cm" svg:y2="10.8cm">
          <text:p/>
        </draw:line>
        <draw:custom-shape draw:style-name="gr32" draw:text-style-name="P2" draw:layer="layout" svg:width="2.4cm" svg:height="2.4cm" svg:x="15.6cm" svg:y="8.601cm">
          <text:p text:style-name="P2"><text:span text:style-name="T1">Estudiante</text:span></text:p>
          <text:p text:style-name="P1"><text:span text:style-name="T2">Datos</text:span></text:p>
          <text:p text:style-name="P1"><text:span text:style-name="T2"><text:s/></text:span><text:span text:style-name="T2">Persona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7.1cm" svg:y1="11.001cm" svg:x2="21.7cm" svg:y2="13.9cm">
          <text:p/>
        </draw:line>
        <draw:line draw:style-name="gr6" draw:text-style-name="P5" draw:layer="layout" svg:x1="23.3cm" svg:y1="4.401cm" svg:x2="23.5cm" svg:y2="15.2cm">
          <text:p/>
        </draw:line>
        <draw:line draw:style-name="gr6" draw:text-style-name="P5" draw:layer="layout" svg:x1="8.4cm" svg:y1="4.502cm" svg:x2="8.6cm" svg:y2="15.301cm">
          <text:p/>
        </draw:line>
        <draw:line draw:style-name="gr6" draw:text-style-name="P5" draw:layer="layout" svg:x1="23.3cm" svg:y1="4.402cm" svg:x2="23.5cm" svg:y2="15.201cm">
          <text:p/>
        </draw:line>
        <draw:frame draw:style-name="gr33" draw:text-style-name="P23" draw:layer="layout" svg:width="4.909cm" svg:height="1.205cm" svg:x="8.891cm" svg:y="7.795cm">
          <draw:text-box>
            <text:p text:style-name="P22"><text:span text:style-name="T3">Registrar </text:span><text:span text:style-name="T3">Solicitud del </text:span><text:span text:style-name="T3">tramite</text:span></text:p>
            <text:p text:style-name="P22"><text:span text:style-name="T3">Adjuntar </text:span><text:span text:style-name="T3">Carta </text:span><text:span text:style-name="T3">Solicitud</text:span></text:p>
            <text:p text:style-name="P3"><text:span text:style-name="T3">Registrar </text:span><text:span text:style-name="T3">pago</text:span></text:p>
          </draw:text-box>
        </draw:frame>
        <draw:frame draw:style-name="gr34" draw:text-style-name="P23" draw:layer="layout" svg:width="4.909cm" svg:height="1.205cm" svg:x="8.891cm" svg:y="10.795cm">
          <draw:text-box>
            <text:p text:style-name="P22"><text:span text:style-name="T3">Registrar Solicitud del tramite</text:span></text:p>
            <text:p text:style-name="P22"><text:span text:style-name="T3">Registrar pago</text:span></text:p>
          </draw:text-box>
        </draw:frame>
        <draw:frame draw:style-name="gr8" draw:text-style-name="P9" draw:layer="layout" svg:width="4.845cm" svg:height="1.828cm" svg:x="22.701cm" svg:y="14.172cm">
          <draw:text-box>
            <text:p text:style-name="P8"><text:span text:style-name="T5">Junio 2022</text:span></text:p>
            <text:p text:style-name="P8"><text:span text:style-name="T5">Elaborado por: YCA</text:span></text:p>
            <text:p text:style-name="P8"><text:span text:style-name="T5">ENFMP</text:span></text:p>
            <text:p text:style-name="P8"><text:span text:style-name="T5">Coordinación de Tecnología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7cm" svg:height="9.56cm" svg:x="2cm" svg:y="2.5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6CE811578DB91A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17T15:45:34.174320336</meta:creation-date>
    <meta:editing-duration>PT59M33S</meta:editing-duration>
    <meta:editing-cycles>3</meta:editing-cycles>
    <meta:generator>LibreOffice/6.0.7.3$Linux_X86_64 LibreOffice_project/00m0$Build-3</meta:generator>
    <dc:title>Bright Blue</dc:title>
    <dc:date>2022-06-20T12:54:08.184721376</dc:date>
    <meta:document-statistic meta:object-count="95"/>
  </office:meta>
</office:document-meta>
</file>